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6pt" fo:language="zxx" fo:country="none" fo:font-weight="bold" officeooo:rsid="001d9fcf" officeooo:paragraph-rsid="001d9fc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Liberation Mono" fo:language="zxx" fo:country="none" fo:font-weight="bold" officeooo:rsid="001fe0a7" officeooo:paragraph-rsid="001d9fc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Mono" fo:font-size="14pt" fo:language="zxx" fo:country="none" fo:font-weight="bold" officeooo:rsid="001fe0a7" officeooo:paragraph-rsid="001d9f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 style:list-style-name="L1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style:font-name="Liberation Mono" fo:language="zxx" fo:country="none" officeooo:rsid="00207da2" officeooo:paragraph-rsid="001d9fcf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font-name="Liberation Mono" fo:language="zxx" fo:country="none" officeooo:rsid="00225945" officeooo:paragraph-rsid="001d9fcf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style:font-name="Liberation Mono" fo:language="zxx" fo:country="none" officeooo:rsid="003303c1" officeooo:paragraph-rsid="001d9fcf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style:font-name="Liberation Mono" fo:language="zxx" fo:country="none" officeooo:rsid="00230652" officeooo:paragraph-rsid="001d9fcf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style:font-name="Liberation Mono" fo:language="zxx" fo:country="none" officeooo:rsid="002b1cae" officeooo:paragraph-rsid="001d9fcf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style:font-name="Liberation Mono" fo:language="zxx" fo:country="none" officeooo:rsid="003450d2" officeooo:paragraph-rsid="00359476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style:font-name="Liberation Mono" fo:language="zxx" fo:country="none" officeooo:rsid="002a6c09" officeooo:paragraph-rsid="00359476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style:font-name="Liberation Mono" fo:language="zxx" fo:country="none" officeooo:rsid="002cc51b" officeooo:paragraph-rsid="00359476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style:font-name="Liberation Mono" fo:language="zxx" fo:country="none" officeooo:rsid="00359476" officeooo:paragraph-rsid="00359476" style:language-asian="zxx" style:country-asian="none" style:language-complex="zxx" style:country-complex="none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4c1" style:font-weight-asian="bold" style:font-weight-complex="bold"/>
    </style:style>
    <style:style style:name="T4" style:family="text">
      <style:text-properties fo:font-weight="bold" officeooo:rsid="0024a1ee" style:font-weight-asian="bold" style:font-weight-complex="bold"/>
    </style:style>
    <style:style style:name="T5" style:family="text">
      <style:text-properties fo:font-weight="bold" officeooo:rsid="002083f0" style:font-weight-asian="bold" style:font-weight-complex="bold"/>
    </style:style>
    <style:style style:name="T6" style:family="text">
      <style:text-properties fo:font-weight="bold" officeooo:rsid="00253fda" style:font-weight-asian="bold" style:font-weight-complex="bold"/>
    </style:style>
    <style:style style:name="T7" style:family="text">
      <style:text-properties fo:font-weight="bold" officeooo:rsid="0023bdca" style:font-weight-asian="bold" style:font-weight-complex="bold"/>
    </style:style>
    <style:style style:name="T8" style:family="text">
      <style:text-properties fo:font-weight="bold" officeooo:rsid="0025743f" style:font-weight-asian="bold" style:font-weight-complex="bold"/>
    </style:style>
    <style:style style:name="T9" style:family="text">
      <style:text-properties fo:font-weight="bold" officeooo:rsid="0030abde" style:font-weight-asian="bold" style:font-weight-complex="bold"/>
    </style:style>
    <style:style style:name="T10" style:family="text">
      <style:text-properties officeooo:rsid="002574c1"/>
    </style:style>
    <style:style style:name="T11" style:family="text">
      <style:text-properties officeooo:rsid="0029ab65"/>
    </style:style>
    <style:style style:name="T12" style:family="text">
      <style:text-properties officeooo:rsid="0024a1ee"/>
    </style:style>
    <style:style style:name="T13" style:family="text">
      <style:text-properties officeooo:rsid="00253fda"/>
    </style:style>
    <style:style style:name="T14" style:family="text">
      <style:text-properties officeooo:rsid="002d0623"/>
    </style:style>
    <style:style style:name="T15" style:family="text">
      <style:text-properties officeooo:rsid="0025743f"/>
    </style:style>
    <style:style style:name="T16" style:family="text">
      <style:text-properties officeooo:rsid="003a7f55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d9fcf" style:font-size-asian="14pt" style:font-size-complex="14pt"/>
    </style:style>
    <style:style style:name="T19" style:family="text">
      <style:text-properties officeooo:rsid="001f016e"/>
    </style:style>
    <style:style style:name="T20" style:family="text">
      <style:text-properties officeooo:rsid="00256a0d"/>
    </style:style>
    <style:style style:name="T21" style:family="text">
      <style:text-properties officeooo:rsid="00278a2d"/>
    </style:style>
    <style:style style:name="T22" style:family="text">
      <style:text-properties officeooo:rsid="002b8352"/>
    </style:style>
    <style:style style:name="T23" style:family="text">
      <style:text-properties officeooo:rsid="002c2021"/>
    </style:style>
    <style:style style:name="T24" style:family="text">
      <style:text-properties officeooo:rsid="00301fac"/>
    </style:style>
    <style:style style:name="T25" style:family="text">
      <style:text-properties officeooo:rsid="00326c1b"/>
    </style:style>
    <style:style style:name="T26" style:family="text">
      <style:text-properties officeooo:rsid="0033e73a"/>
    </style:style>
    <style:style style:name="T27" style:family="text">
      <style:text-properties officeooo:rsid="00359476"/>
    </style:style>
    <style:style style:name="T28" style:family="text">
      <style:text-properties officeooo:rsid="003756d3"/>
    </style:style>
    <style:style style:name="T29" style:family="text">
      <style:text-properties officeooo:rsid="0037d66e"/>
    </style:style>
    <style:style style:name="T30" style:family="text">
      <style:text-properties officeooo:rsid="003894e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LLA SPECIFICA</text:p>
      <text:p text:style-name="P2"><text:span text:style-name="T17">Sostantiv</text:span><text:span text:style-name="T18">i</text:span><text:span text:style-name="T17">:</text:span></text:p>
      <text:list xml:id="list90103615" text:style-name="L1">
        <text:list-item>
          <text:p text:style-name="P5">Circuito (<text:span text:style-name="T1">Nome</text:span>, Paese, Lunghezza, #<text:span text:style-name="T29">C</text:span>urve)</text:p>
        </text:list-item>
        <text:list-item>
          <text:p text:style-name="P6">Gara (<text:span text:style-name="T2">Nome</text:span>, Data, Durata, Tipo)</text:p>
        </text:list-item>
        <text:list-item>
          <text:p text:style-name="P7">Vettura (<text:span text:style-name="T9">Numero di </text:span><text:span text:style-name="T3">gara</text:span><text:span text:style-name="T10">, Modello, </text:span><text:span text:style-name="T11">Punti, </text:span><text:span text:style-name="T29">#Piloti</text:span><text:span text:style-name="T10">)</text:span></text:p>
        </text:list-item>
        <text:list-item>
          <text:p text:style-name="P7">Componente (<text:span text:style-name="T4">Codice </text:span><text:span text:style-name="T5">Componente</text:span><text:span text:style-name="T12">, Costo)</text:span></text:p>
          <text:list>
            <text:list-item>
              <text:p text:style-name="P8">Telaio (Materiale, Peso)</text:p>
            </text:list-item>
            <text:list-item>
              <text:p text:style-name="P8">Cambio (<text:span text:style-name="T25">M</text:span>arc<text:span text:style-name="T26">ia</text:span>)</text:p>
            </text:list-item>
            <text:list-item>
              <text:p text:style-name="P8">Motore (Cilindrata, Tipo, #<text:span text:style-name="T29">C</text:span>ilindri)</text:p>
            </text:list-item>
          </text:list>
        </text:list-item>
        <text:list-item>
          <text:p text:style-name="P7">Costruttore (<text:span text:style-name="T6">Nome</text:span><text:span text:style-name="T13">, Ragione sociale, Sede, #</text:span><text:span text:style-name="T29">C</text:span><text:span text:style-name="T13">omponenti)</text:span></text:p>
        </text:list-item>
        <text:list-item>
          <text:p text:style-name="P9">Pilota (<text:span text:style-name="T7">Codice pilota, </text:span><text:span text:style-name="T12">Nome, Cognome, Data di nascita, nazionalità)</text:span></text:p>
          <text:list>
            <text:list-item>
              <text:p text:style-name="P10">PRO <text:span text:style-name="T14">(#</text:span><text:span text:style-name="T29">L</text:span><text:span text:style-name="T14">icenze)</text:span></text:p>
            </text:list-item>
            <text:list-item>
              <text:p text:style-name="P10">AM <text:span text:style-name="T14">(Data </text:span><text:span text:style-name="T20">prima licenza</text:span><text:span text:style-name="T14">)</text:span></text:p>
            </text:list-item>
            <text:list-item>
              <text:p text:style-name="P10">Gentleman Driver <text:span text:style-name="T14">(#</text:span><text:span text:style-name="T29">F</text:span><text:span text:style-name="T14">inanziamenti, </text:span><text:span text:style-name="T29">Q</text:span><text:span text:style-name="T14">uota)</text:span></text:p>
            </text:list-item>
          </text:list>
        </text:list-item>
        <text:list-item>
          <text:p text:style-name="P9">Scuderia (<text:span text:style-name="T8">Nome</text:span><text:span text:style-name="T15">, Sede, </text:span><text:span text:style-name="T21">#</text:span><text:span text:style-name="T29">F</text:span><text:span text:style-name="T21">inanziamenti</text:span><text:span text:style-name="T15">)</text:span></text:p>
        </text:list-item>
      </text:list>
      <text:p text:style-name="P3"/>
      <text:p text:style-name="P4">Verbo:</text:p>
      <text:list xml:id="list3601626496" text:style-name="L2">
        <text:list-item>
          <text:p text:style-name="P12">Coinvolto</text:p>
          <text:list>
            <text:list-item>
              <text:p text:style-name="P11"><text:span text:style-name="T27">Coinvolgimento </text:span>[Circuito – Gara]</text:p>
            </text:list-item>
          </text:list>
        </text:list-item>
        <text:list-item>
          <text:p text:style-name="P11"><text:span text:style-name="T22">Iscrivere</text:span></text:p>
          <text:list>
            <text:list-item>
              <text:p text:style-name="P11"><text:span text:style-name="T27">Iscrizione </text:span>[Gara – Vettura] <text:span text:style-name="T23">(Punteggio, </text:span><text:span text:style-name="T29">Stato fine gara</text:span><text:span text:style-name="T23">)</text:span></text:p>
            </text:list-item>
          </text:list>
        </text:list-item>
        <text:list-item>
          <text:p text:style-name="P11"><text:span text:style-name="T23">Guidare</text:span></text:p>
          <text:list>
            <text:list-item>
              <text:p text:style-name="P11"><text:span text:style-name="T27">Guida </text:span>[Vettura – Pilota]</text:p>
            </text:list-item>
          </text:list>
        </text:list-item>
        <text:list-item>
          <text:p text:style-name="P13">Prepara</text:p>
          <text:list>
            <text:list-item>
              <text:p text:style-name="P13"><text:span text:style-name="T27">Preparazione </text:span>[Vettura – Scuderia]</text:p>
            </text:list-item>
          </text:list>
        </text:list-item>
        <text:list-item>
          <text:p text:style-name="P14">Costituire</text:p>
          <text:list>
            <text:list-item>
              <text:p text:style-name="P14">Co<text:span text:style-name="T28">mposizione</text:span> [Vettura – Componente] <text:span text:style-name="T30">(Data installazione)</text:span></text:p>
            </text:list-item>
          </text:list>
        </text:list-item>
        <text:list-item>
          <text:p text:style-name="P13">Realizzare</text:p>
          <text:list>
            <text:list-item>
              <text:p text:style-name="P13"><text:span text:style-name="T27">Produzione </text:span>[Componente – Costruttore]</text:p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2:42:55.667276328</meta:creation-date>
    <dc:date>2023-11-23T19:44:38.982301559</dc:date>
    <meta:editing-duration>PT55M40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120" meta:character-count="824" meta:non-whitespace-character-count="752"/>
  </office:meta>
</office:document-meta>
</file>